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p>
                <mi>E</mi>
                <mn>2</mn>
              </msup>
              <mo stretchy="false">=</mo>
              <msup>
                <mi>c</mi>
                <mn>2</mn>
              </msup>
            </mrow>
            <mrow>
              <msup>
                <mrow>
                  <mstyle mathvariant="bold">
                    <mrow>
                      <mi>p</mi>
                    </mrow>
                  </mstyle>
                </mrow>
                <mn>2</mn>
              </msup>
              <mo stretchy="false">+</mo>
              <msubsup>
                <mi>m</mi>
                <mtext>e</mtext>
                <mn>2</mn>
              </msubsup>
            </mrow>
            <msup>
              <mi>c</mi>
              <mn>4</mn>
            </msup>
          </mrow>
        </mtd>
      </mtr>
      <mtr>
        <mtd>
          <mrow>
            <mtext>mit</mtext>
          </mrow>
        </mtd>
      </mtr>
      <mtr>
        <mtd>
          <mrow>
            <mrow>
              <mstyle mathvariant="bold">
                <mrow>
                  <mi>p</mi>
                </mrow>
              </mstyle>
              <mo stretchy="false">=</mo>
              <mo stretchy="false">γ</mo>
            </mrow>
            <msub>
              <mi>m</mi>
              <mtext>e</mtext>
            </msub>
            <mi>v</mi>
            <mi/>
            <mtext> ; </mtext>
            <mi/>
            <mrow>
              <mo stretchy="false">γ</mo>
              <mo stretchy="false">=</mo>
              <msqrt>
                <mrow>
                  <mrow>
                    <mn>1</mn>
                    <mo stretchy="false">−</mo>
                    <mfrac>
                      <msup>
                        <mi>v</mi>
                        <mn>2</mn>
                      </msup>
                      <msup>
                        <mi>c</mi>
                        <mn>2</mn>
                      </msup>
                    </mfrac>
                  </mrow>
                </mrow>
              </msqrt>
            </mrow>
          </mrow>
        </mtd>
      </mtr>
    </mtable>
    <annotation encoding="StarMath 5.0">E^2 = c^2 {bold p}^2 + m _"e" ^2 c^4 newline
alignc "mit" newline
bold p = %igamma m_"e" v `" ; "~ %igamma = sqrt{1 - v^2 over c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24:47.240000000</meta:creation-date>
    <meta:generator>LibreOffice/4.1.4.2$Windows_x86 LibreOffice_project/0a0440ccc0227ad9829de5f46be37cfb6edcf72</meta:generator>
  </office:meta>
</office:document-meta>
</file>